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470000243000003DECA53C3C0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style:text-underline-style="solid" style:text-underline-width="auto" style:text-underline-color="font-color"/>
    </style:style>
    <style:style style:name="P3" style:family="paragraph" style:parent-style-name="Text_20_body">
      <style:text-properties fo:language="en" fo:country="US" fo:font-weight="bold"/>
    </style:style>
    <style:style style:name="P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Text_20_body">
      <style:text-properties fo:language="en" fo:country="US"/>
    </style:style>
    <style:style style:name="T1" style:family="text">
      <style:text-properties fo:language="en" fo:country="US"/>
    </style:style>
    <style:style style:name="T2" style:family="text">
      <style:text-properties fo:language="en" fo:country="US" style:text-underline-style="solid" style:text-underline-width="auto" style:text-underline-color="font-color"/>
    </style:style>
    <style:style style:name="T3" style:family="text">
      <style:text-properties fo:language="en" fo:country="US" fo:font-weight="bold"/>
    </style:style>
    <style:style style:name="T4" style:family="text">
      <style:text-properties fo:language="en" fo:country="U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cessing of Direct Infusion Mass Spectrometry (DIMS) data sets</text:p>
      <text:p text:style-name="P3">Summary:</text:p>
      <text:p text:style-name="P1">The purpose of this script is to take DIMS data files and arrange them in a data matrix (positive and negative mode separately) with columns as samples and rows as bins with summing up the intensities in each bin. </text:p>
      <text:p text:style-name="P2">Step 1: Download the software CompassXport</text:p>
      <text:p text:style-name="Text_20_body"><text:span text:style-name="T1">Data from MS is in .yep files which are needed to be converted into mzxml file extensions to read it easily. An R script changes all the .yep files into .mzxml files using the software CompassXport that can be downloaded free from </text:span><text:a xlink:type="simple" xlink:href="http://www.ionsource.com/functional_reviews/CompassXport/CompassXport.htm">http://www.ionsource.com/functional_reviews/CompassXport/CompassXport.htm</text:a></text:p>
      <text:p text:style-name="Text_20_body">Please note that CompassXport only runs on the Microsoft Windows operating system.</text:p>
      <text:p text:style-name="P2">Step 2: Directory Structure:</text:p>
      <text:p text:style-name="Text_20_body">The directory structure for processing the DIMS data sets is given in Figure 1. The directory <text:span text:style-name="T5">yep</text:span> contains all the “.yep” files from the instrument. The directory <text:span text:style-name="T5">temp </text:span>is needed as a transit place to convert the files from extension “.yep” to “.mzxml” and put them in <text:span text:style-name="T6">mzXML</text:span> directory using the script “yep2mzxml.r”. Data after processing using the script “dims.r”is placed in the <text:span text:style-name="T5">processed_data </text:span><text:span text:style-name="T7">directory. </text:span></text:p>
      <text:p text:style-name="Text_20_body"><draw:frame draw:style-name="fr1" draw:name="graphics1" text:anchor-type="paragraph" svg:width="3.0071in" svg:height="5.0362in" draw:z-index="0"><draw:image xlink:href="Pictures/200001470000243000003DECA53C3C0A.svm" xlink:type="simple" xlink:show="embed" xlink:actuate="onLoad"/></draw:frame></text:p>
      <text:p text:style-name="Text_20_body"><text:soft-page-break/></text:p>
      <text:p text:style-name="Text_20_body"/>
      <text:p text:style-name="Text_20_body"/>
      <text:p text:style-name="P2">Step 3: Running the script “yep2mzxml.r”</text:p>
      <text:p text:style-name="P1">This script takes the “.yep” files from <text:span text:style-name="T5">yep </text:span><text:span text:style-name="T7">directory and convert them to “.mzxml” and place them in </text:span><text:span text:style-name="T5">mzXML</text:span><text:span text:style-name="T7"> directory.</text:span></text:p>
      <text:p text:style-name="P1">To run the script type:</text:p>
      <text:p text:style-name="P1">Source(“yep2mzxml.r”)</text:p>
      <text:p text:style-name="P1">yep2mzxml(inDir="yep",tempDir="temp",outDir="mzXML")</text:p>
      <text:p text:style-name="P1"/>
      <text:p text:style-name="Text_20_body"><text:span text:style-name="T2">Step 4: Running the script “dims.r”</text:span><text:span text:style-name="T1">: </text:span></text:p>
      <text:p text:style-name="P1">The R function “dims.r” is created with the following input:</text:p>
      <text:p text:style-name="Text_20_body"><text:span text:style-name="T3">inDir</text:span><text:span text:style-name="T1">: The directory containing the .mzxml files to be processed i.e. </text:span><text:span text:style-name="T4">mzXML</text:span></text:p>
      <text:p text:style-name="Text_20_body"><text:span text:style-name="T3">outDir</text:span><text:span text:style-name="T1">: The directory where output files will be saved i.e. </text:span><text:span text:style-name="T4">processes_data</text:span></text:p>
      <text:p text:style-name="Text_20_body"><text:span text:style-name="T3">lowestMZ</text:span><text:span text:style-name="T1">: lowest m/z ratio, default is 100.</text:span></text:p>
      <text:p text:style-name="Text_20_body"><text:span text:style-name="T3">higestMZ</text:span><text:span text:style-name="T1">: highest m/z ratio, default is 2200.</text:span></text:p>
      <text:p text:style-name="Text_20_body"><text:span text:style-name="T3">deltaMZ</text:span><text:span text:style-name="T1">: bin width, default is 1.</text:span></text:p>
      <text:p text:style-name="Text_20_body"><text:span text:style-name="T3">thresh</text:span><text:span text:style-name="T1">: thresh hold for bin intensity, default is 0.</text:span></text:p>
      <text:p text:style-name="Text_20_body"/>
      <text:p text:style-name="P1">Setting the above input the script use R package XCMS to read the .mzxml files, it then bin the sum of intensities according to the bin width and create two out files pos.csv and neg.csv. Where neg.csv is the data collected in negative scan mode and pos.csv is the data collected in positive mode.</text:p>
      <text:p text:style-name="P1">The first column consists of masses, first row as samples names and remaining entries are sum of intensities corresponding to each bin.</text:p>
      <text:p text:style-name="P1">To run the script type:</text:p>
      <text:p text:style-name="P1">source("dims.r")</text:p>
      <text:p text:style-name="P1">dims(inDir="mzXML",outDir="processed_data", lowestMZ=?, higestMZ=?, <text:s/>deltaMZ=? , thresh=? )</text:p>
      <text:p text:style-name="Text_20_body">Note that “?” need to be filled manua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8-09T16:25:48.25</meta:creation-date>
    <dc:date>2010-09-02T17:22:27</dc:date>
    <meta:editing-duration>PT05H08M38S</meta:editing-duration>
    <meta:editing-cycles>6</meta:editing-cycles>
    <meta:generator>OpenOffice.org/3.2$Linux OpenOffice.org_project/320m18$Build-9502</meta:generator>
    <meta:print-date>2010-08-10T11:06:23.37</meta:print-date>
    <meta:document-statistic meta:table-count="0" meta:image-count="1" meta:object-count="0" meta:page-count="2" meta:paragraph-count="27" meta:word-count="388" meta:character-count="2423"/>
    <dc:creator>Vladimir Likic</dc:creator>
  </office:meta>
</office:document-meta>
</file>